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1968" calcext:value-type="float">
            <text:p>63.7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0968" calcext:value-type="float">
            <text:p>63.3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0784" calcext:value-type="float">
            <text:p>62.6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12728" calcext:value-type="float">
            <text:p>62.2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7256" calcext:value-type="float">
            <text:p>62.6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200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6384" calcext:value-type="float">
            <text:p>61.7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7512" calcext:value-type="float">
            <text:p>61.6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2528" calcext:value-type="float">
            <text:p>60.6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0272" calcext:value-type="float">
            <text:p>60.8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6096" calcext:value-type="float">
            <text:p>60.9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4264" calcext:value-type="float">
            <text:p>60.0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0632" calcext:value-type="float">
            <text:p>59.9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4288" calcext:value-type="float">
            <text:p>59.4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3832" calcext:value-type="float">
            <text:p>58.8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3816" calcext:value-type="float">
            <text:p>57.9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102</text:p>
          </table:table-cell>
          <table:table-cell office:value-type="string" calcext:value-type="string">
            <text:p>TWDB:1153102</text:p>
          </table:table-cell>
          <table:table-cell office:value-type="string" calcext:value-type="string">
            <text:p>197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